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ffra" svg:font-family="Effr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e3138" officeooo:paragraph-rsid="001e3138" style:font-size-asian="12.25pt" style:font-size-complex="14pt"/>
    </style:style>
    <style:style style:name="P2" style:family="paragraph" style:parent-style-name="Standard">
      <style:paragraph-properties fo:text-align="justify" style:justify-single-word="false"/>
      <style:text-properties fo:font-size="14pt" officeooo:rsid="001edcb0" officeooo:paragraph-rsid="001edcb0" style:font-size-asian="12.25pt" style:font-size-complex="14pt"/>
    </style:style>
    <style:style style:name="P3" style:family="paragraph" style:parent-style-name="Standard" style:master-page-name="">
      <loext:graphic-properties draw:fill="none"/>
      <style:paragraph-properties fo:margin-left="0in" fo:margin-right="0in" fo:text-align="justify" style:justify-single-word="false" fo:text-indent="1in" style:auto-text-indent="false" style:page-number="auto" fo:background-color="transparent"/>
      <style:text-properties fo:font-size="14pt" officeooo:rsid="001edcb0" officeooo:paragraph-rsid="00202fe4" style:font-size-asian="12.25pt" style:font-size-complex="14pt"/>
    </style:style>
    <style:style style:name="P4" style:family="paragraph" style:parent-style-name="Standard" style:master-page-name="">
      <loext:graphic-properties draw:fill="none"/>
      <style:paragraph-properties fo:margin-left="0in" fo:margin-right="0in" fo:text-align="justify" style:justify-single-word="false" fo:text-indent="1in" style:auto-text-indent="false" style:page-number="auto" fo:background-color="transparent"/>
      <style:text-properties fo:font-size="14pt" officeooo:rsid="00202fe4" officeooo:paragraph-rsid="00202fe4" style:font-size-asian="12.25pt" style:font-size-complex="14pt"/>
    </style:style>
    <style:style style:name="P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size="14pt" officeooo:rsid="001edcb0" officeooo:paragraph-rsid="00202fe4" style:font-size-asian="12.25pt" style:font-size-complex="14pt"/>
    </style:style>
    <style:style style:name="P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size="14pt" officeooo:rsid="00202fe4" officeooo:paragraph-rsid="00202fe4" style:font-size-asian="12.25pt" style:font-size-complex="14pt"/>
    </style:style>
    <style:style style:name="P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size="14pt" officeooo:rsid="00346cf5" officeooo:paragraph-rsid="00346cf5" style:font-size-asian="14pt" style:font-size-complex="14pt"/>
    </style:style>
    <style:style style:name="P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paragraph-rsid="00202fe4"/>
    </style:style>
    <style:style style:name="P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paragraph-rsid="00364f13"/>
    </style:style>
    <style:style style:name="P1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rsid="0021eec9" officeooo:paragraph-rsid="0021eec9"/>
    </style:style>
    <style:style style:name="P1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rsid="0023b470" officeooo:paragraph-rsid="0023b470"/>
    </style:style>
    <style:style style:name="P12"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rsid="0025085e" officeooo:paragraph-rsid="0025085e"/>
    </style:style>
    <style:style style:name="P13"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25085e" officeooo:paragraph-rsid="0025085e" style:font-size-asian="14pt" style:font-size-complex="14pt"/>
    </style:style>
    <style:style style:name="P14"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275950" officeooo:paragraph-rsid="00275950" style:font-size-asian="14pt" style:font-size-complex="14pt"/>
    </style:style>
    <style:style style:name="P1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2ab09f" officeooo:paragraph-rsid="002ab09f" style:font-size-asian="14pt" style:font-size-complex="14pt"/>
    </style:style>
    <style:style style:name="P1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2c6ef0" officeooo:paragraph-rsid="002c6ef0" style:font-size-asian="14pt" style:font-size-complex="14pt"/>
    </style:style>
    <style:style style:name="P1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30a6d5" officeooo:paragraph-rsid="0030a6d5" style:font-size-asian="14pt" style:font-size-complex="14pt"/>
    </style:style>
    <style:style style:name="P1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bold" officeooo:rsid="00275950" officeooo:paragraph-rsid="00275950" style:font-size-asian="14pt" style:font-weight-asian="bold" style:font-size-complex="14pt" style:font-weight-complex="bold"/>
    </style:style>
    <style:style style:name="P1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fo:font-weight="normal" officeooo:paragraph-rsid="003bb2de"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fo:font-weight="normal" officeooo:rsid="003c6537" officeooo:paragraph-rsid="003c6537"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fo:font-weight="normal" officeooo:rsid="003d02b7" officeooo:paragraph-rsid="003d02b7" style:font-size-asian="14pt" style:font-weight-asian="normal" style:font-size-complex="14pt" style:font-weight-complex="normal"/>
    </style:style>
    <style:style style:name="P22"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fo:font-weight="bold" officeooo:rsid="003c6537" officeooo:paragraph-rsid="003d02b7" style:font-size-asian="14pt" style:font-weight-asian="bold" style:font-size-complex="14pt" style:font-weight-complex="bold"/>
    </style:style>
    <style:style style:name="P23"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fo:font-weight="bold" officeooo:rsid="003d02b7" officeooo:paragraph-rsid="003d02b7" style:font-size-asian="14pt" style:font-weight-asian="bold" style:font-size-complex="14pt" style:font-weight-complex="bold"/>
    </style:style>
    <style:style style:name="P24"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rsid="0039c97e" officeooo:paragraph-rsid="0039c97e"/>
    </style:style>
    <style:style style:name="P2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30c1c4" officeooo:paragraph-rsid="0030c1c4" style:font-size-asian="14pt" style:font-size-complex="14pt"/>
    </style:style>
    <style:style style:name="P2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346cf5" officeooo:paragraph-rsid="00346cf5" style:font-size-asian="14pt" style:font-size-complex="14pt"/>
    </style:style>
    <style:style style:name="P2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222222" style:font-name="Liberation Serif" fo:font-size="14pt" fo:letter-spacing="normal" fo:font-style="normal" style:text-underline-style="none" fo:font-weight="normal" officeooo:rsid="00275950" officeooo:paragraph-rsid="00275950" style:font-size-asian="14pt" style:font-size-complex="14pt"/>
    </style:style>
    <style:style style:name="P2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3c6537" officeooo:paragraph-rsid="003c6537" style:font-size-asian="14pt" style:font-weight-asian="normal" style:font-size-complex="14pt" style:font-weight-complex="normal"/>
    </style:style>
    <style:style style:name="P2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3d02b7" officeooo:paragraph-rsid="003d02b7" style:font-size-asian="14pt" style:font-weight-asian="normal" style:font-size-complex="14pt" style:font-weight-complex="normal"/>
    </style:style>
    <style:style style:name="P3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2ab09f" officeooo:paragraph-rsid="00364f13" style:font-size-asian="14pt" style:font-weight-asian="normal" style:font-size-complex="14pt" style:font-weight-complex="normal"/>
    </style:style>
    <style:style style:name="P3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3ead25" officeooo:paragraph-rsid="003ead25" style:font-size-asian="14pt" style:font-weight-asian="normal" style:font-size-complex="14pt" style:font-weight-complex="normal"/>
    </style:style>
    <style:style style:name="P32"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408a54" officeooo:paragraph-rsid="00408a54" style:font-size-asian="14pt" style:font-weight-asian="normal" style:font-size-complex="14pt" style:font-weight-complex="normal"/>
    </style:style>
    <style:style style:name="P33"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41d327" officeooo:paragraph-rsid="0041d327" style:font-size-asian="14pt" style:font-weight-asian="normal" style:font-size-complex="14pt" style:font-weight-complex="normal"/>
    </style:style>
    <style:style style:name="P34"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376142" officeooo:paragraph-rsid="00376142" style:font-size-asian="14pt" style:font-size-complex="14pt"/>
    </style:style>
    <style:style style:name="P3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bold" officeooo:rsid="003c6537" officeooo:paragraph-rsid="003c6537" style:font-size-asian="14pt" style:font-weight-asian="bold" style:font-size-complex="14pt" style:font-weight-complex="bold"/>
    </style:style>
    <style:style style:name="P3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bold" officeooo:rsid="003d02b7" officeooo:paragraph-rsid="003d02b7" style:font-size-asian="14pt" style:font-weight-asian="bold" style:font-size-complex="14pt" style:font-weight-complex="bold"/>
    </style:style>
    <style:style style:name="P3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bold" officeooo:rsid="003ead25" officeooo:paragraph-rsid="003ead25" style:font-size-asian="14pt" style:font-weight-asian="bold" style:font-size-complex="14pt" style:font-weight-complex="bold"/>
    </style:style>
    <style:style style:name="P3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bold" officeooo:rsid="00408a54" officeooo:paragraph-rsid="00408a54" style:font-size-asian="14pt" style:font-weight-asian="bold" style:font-size-complex="14pt" style:font-weight-complex="bold"/>
    </style:style>
    <style:style style:name="P3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fo:font-weight="normal" officeooo:rsid="003d02b7" officeooo:paragraph-rsid="003d02b7" style:font-size-asian="14pt" style:font-weight-asian="normal" style:font-size-complex="14pt" style:font-weight-complex="normal"/>
    </style:style>
    <style:style style:name="P4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fo:font-weight="normal" officeooo:rsid="004703a4" officeooo:paragraph-rsid="004703a4" style:font-size-asian="14pt" style:font-weight-asian="normal" style:font-size-complex="14pt" style:font-weight-complex="normal"/>
    </style:style>
    <style:style style:name="P4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size="14pt" officeooo:rsid="00202fe4" officeooo:paragraph-rsid="00202fe4" style:font-size-asian="12.25pt" style:font-size-complex="14pt"/>
    </style:style>
    <style:style style:name="P42" style:family="paragraph" style:parent-style-name="Standard">
      <loext:graphic-properties draw:fill="none"/>
      <style:paragraph-properties fo:margin-left="0in" fo:margin-right="0in" fo:text-align="justify" style:justify-single-word="false" fo:text-indent="1in" style:auto-text-indent="false" fo:break-before="page" fo:background-color="transparent"/>
      <style:text-properties fo:font-size="14pt" officeooo:rsid="00202fe4" officeooo:paragraph-rsid="00202fe4" style:font-size-asian="12.25pt" style:font-size-complex="14pt"/>
    </style:style>
    <style:style style:name="P43" style:family="paragraph" style:parent-style-name="Standard">
      <loext:graphic-properties draw:fill="none"/>
      <style:paragraph-properties fo:margin-left="0in" fo:margin-right="0in" fo:text-align="justify" style:justify-single-word="false" fo:text-indent="1in" style:auto-text-indent="false" fo:break-before="page" fo:background-color="transparent"/>
      <style:text-properties fo:font-variant="normal" fo:text-transform="none" fo:color="#222222" style:font-name="Liberation Serif" fo:font-size="14pt" fo:letter-spacing="normal" fo:font-style="normal" style:text-underline-style="none" fo:font-weight="normal" officeooo:rsid="00275950" officeooo:paragraph-rsid="00275950" style:font-size-asian="14pt" style:font-size-complex="14pt"/>
    </style:style>
    <style:style style:name="P44" style:family="paragraph" style:parent-style-name="Standard">
      <loext:graphic-properties draw:fill="none"/>
      <style:paragraph-properties fo:margin-left="0in" fo:margin-right="0in" fo:text-align="justify" style:justify-single-word="false" fo:text-indent="1in" style:auto-text-indent="false" fo:break-before="page" fo:background-color="transparent"/>
      <style:text-properties fo:font-variant="normal" fo:text-transform="none" fo:color="#222222" style:font-name="Liberation Serif" fo:font-size="14pt" fo:letter-spacing="normal" fo:font-style="normal" style:text-underline-style="none" fo:font-weight="normal" officeooo:rsid="00346cf5" officeooo:paragraph-rsid="00346cf5" style:font-size-asian="14pt" style:font-size-complex="14pt"/>
    </style:style>
    <style:style style:name="P45" style:family="paragraph" style:parent-style-name="Standard">
      <loext:graphic-properties draw:fill="none"/>
      <style:paragraph-properties fo:margin-left="0in" fo:margin-right="0in" fo:text-align="justify" style:justify-single-word="false" fo:text-indent="1in" style:auto-text-indent="false" fo:break-before="page" fo:background-color="transparent"/>
      <style:text-properties fo:font-variant="normal" fo:text-transform="none" fo:color="#000000" style:font-name="Liberation Serif" fo:font-size="14pt" fo:letter-spacing="normal" fo:font-style="normal" style:text-underline-style="none" fo:font-weight="normal" officeooo:rsid="0049f6da" officeooo:paragraph-rsid="0049f6da" style:font-size-asian="14pt" style:font-weight-asian="normal" style:font-size-complex="14pt" style:font-weight-complex="normal"/>
    </style:style>
    <style:style style:name="P46"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style:font-name="Liberation Serif" fo:font-size="14pt" fo:letter-spacing="normal" fo:font-style="normal" style:text-underline-style="none" fo:font-weight="normal" officeooo:rsid="0039c97e" officeooo:paragraph-rsid="0039c97e" style:font-size-asian="14pt" style:font-size-complex="14pt"/>
    </style:style>
    <style:style style:name="P47" style:family="paragraph" style:parent-style-name="Standard">
      <loext:graphic-properties draw:fill="none"/>
      <style:paragraph-properties fo:text-align="justify" style:justify-single-word="false" fo:background-color="transparent"/>
      <style:text-properties fo:font-variant="normal" fo:text-transform="none" fo:color="#000000" style:font-name="Liberation Serif" fo:font-size="14pt" fo:letter-spacing="normal" fo:font-style="normal" style:text-underline-style="none" fo:font-weight="normal" officeooo:rsid="003baed5" officeooo:paragraph-rsid="003baed5" style:font-size-asian="14pt" style:font-size-complex="14pt"/>
    </style:style>
    <style:style style:name="P48" style:family="paragraph" style:parent-style-name="Standard" style:list-style-name="L2">
      <loext:graphic-properties draw:fill="none"/>
      <style:paragraph-properties fo:text-align="justify" style:justify-single-word="false" fo:background-color="transparent"/>
      <style:text-properties officeooo:rsid="00376142" officeooo:paragraph-rsid="00376142"/>
    </style:style>
    <style:style style:name="P49" style:family="paragraph" style:parent-style-name="Standard" style:list-style-name="L2">
      <loext:graphic-properties draw:fill="none"/>
      <style:paragraph-properties fo:text-align="justify" style:justify-single-word="false" fo:background-color="transparent"/>
      <style:text-properties officeooo:rsid="00376142" officeooo:paragraph-rsid="0038394c"/>
    </style:style>
    <style:style style:name="P50" style:family="paragraph" style:parent-style-name="Standard" style:list-style-name="L2">
      <loext:graphic-properties draw:fill="none"/>
      <style:paragraph-properties fo:text-align="justify" style:justify-single-word="false" fo:background-color="transparent"/>
      <style:text-properties officeooo:rsid="00376142" officeooo:paragraph-rsid="004acdf5"/>
    </style:style>
    <style:style style:name="P51" style:family="paragraph" style:parent-style-name="Text_20_body">
      <style:paragraph-properties fo:margin-left="0in" fo:margin-right="0in" fo:margin-top="0in" fo:margin-bottom="0in" loext:contextual-spacing="false" fo:line-height="141%" fo:text-align="justify" style:justify-single-word="false" fo:orphans="2" fo:widows="2" fo:text-indent="0in" style:auto-text-indent="false" fo:padding="0in" fo:border="none"/>
      <style:text-properties officeooo:paragraph-rsid="004d0b4f"/>
    </style:style>
    <style:style style:name="P52" style:family="paragraph" style:parent-style-name="Text_20_body">
      <style:paragraph-properties fo:margin-left="0in" fo:margin-right="0in" fo:margin-top="0in" fo:margin-bottom="0in" loext:contextual-spacing="false" fo:line-height="141%" fo:text-align="justify" style:justify-single-word="false" fo:orphans="2" fo:widows="2" fo:text-indent="0in" style:auto-text-indent="false" fo:break-before="page" fo:padding="0in" fo:border="none"/>
      <style:text-properties officeooo:paragraph-rsid="004d0b4f"/>
    </style:style>
    <style:style style:name="P53" style:family="paragraph" style:parent-style-name="Text_20_body">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Liberation Serif" fo:font-size="14pt" fo:letter-spacing="normal" fo:font-style="normal" style:text-underline-style="none" fo:font-weight="normal" officeooo:rsid="0049f6da" officeooo:paragraph-rsid="0049f6da" style:font-size-asian="14pt" style:font-weight-asian="normal" style:font-size-complex="14pt" style:font-weight-complex="normal"/>
    </style:style>
    <style:style style:name="P54" style:family="paragraph" style:parent-style-name="Text_20_body" style:master-page-name="">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style:page-number="auto" fo:background-color="transparent" fo:padding="0in" fo:border="none"/>
      <style:text-properties fo:font-variant="normal" fo:text-transform="none" style:font-name="Liberation Serif" fo:font-size="14pt" fo:letter-spacing="normal" fo:font-style="normal" fo:font-weight="normal" style:font-size-asian="14pt" style:font-size-complex="14pt"/>
    </style:style>
    <style:style style:name="P55" style:family="paragraph" style:parent-style-name="Text_20_body">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fo:background-color="transparent" fo:padding="0in" fo:border="non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56" style:family="paragraph" style:parent-style-name="Text_20_body">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fo:background-color="transparent" fo:padding="0in" fo:border="none"/>
      <style:text-properties officeooo:rsid="0051e260" officeooo:paragraph-rsid="0051e260"/>
    </style:style>
    <style:style style:name="P57" style:family="paragraph" style:parent-style-name="Text_20_body">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fo:background-color="transparent" fo:padding="0in" fo:border="none"/>
      <style:text-properties fo:font-weight="normal" officeooo:rsid="00561b07" officeooo:paragraph-rsid="00561b07" style:font-weight-asian="normal" style:font-weight-complex="normal"/>
    </style:style>
    <style:style style:name="P58" style:family="paragraph" style:parent-style-name="Text_20_body">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fo:background-color="transparent" fo:padding="0in" fo:border="none"/>
      <style:text-properties officeooo:rsid="00573b29" officeooo:paragraph-rsid="00573b29"/>
    </style:style>
    <style:style style:name="P59" style:family="paragraph" style:parent-style-name="Text_20_body" style:master-page-name="">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style:page-number="auto" fo:background-color="transparent" fo:padding="0in" fo:border="none"/>
      <style:text-properties officeooo:paragraph-rsid="004b8454"/>
    </style:style>
    <style:style style:name="P60" style:family="paragraph" style:parent-style-name="Text_20_body" style:master-page-name="">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style:page-number="auto" fo:background-color="transparent" fo:padding="0in" fo:border="none"/>
      <style:text-properties officeooo:paragraph-rsid="004d0b4f"/>
    </style:style>
    <style:style style:name="P61" style:family="paragraph" style:parent-style-name="Text_20_body">
      <loext:graphic-properties draw:fill="none"/>
      <style:paragraph-properties fo:margin-left="0in" fo:margin-right="0in" fo:margin-top="0in" fo:margin-bottom="0in" loext:contextual-spacing="false" fo:line-height="141%" fo:text-align="justify" style:justify-single-word="false" fo:orphans="2" fo:widows="2" fo:text-indent="1in" style:auto-text-indent="false" fo:break-before="page" fo:background-color="transparent" fo:padding="0in" fo:border="none"/>
      <style:text-properties fo:font-weight="bold" officeooo:rsid="00561b07" officeooo:paragraph-rsid="00561b07" style:font-weight-asian="bold" style:font-weight-complex="bold"/>
    </style:style>
    <style:style style:name="P62" style:family="paragraph" style:parent-style-name="Text_20_body" style:list-style-name="L4">
      <style:paragraph-properties fo:margin-top="0in" fo:margin-bottom="0in" loext:contextual-spacing="false" fo:line-height="141%" fo:text-align="justify" style:justify-single-word="false" fo:orphans="2" fo:widows="2" fo:padding="0in" fo:border="none"/>
    </style:style>
    <style:style style:name="T1" style:family="text">
      <style:text-properties officeooo:rsid="00202fe4"/>
    </style:style>
    <style:style style:name="T2" style:family="text">
      <style:text-properties officeooo:rsid="0020ecad"/>
    </style:style>
    <style:style style:name="T3" style:family="text">
      <style:text-properties fo:font-weight="bold" style:font-weight-asian="bold" style:font-weight-complex="bold"/>
    </style:style>
    <style:style style:name="T4" style:family="text">
      <style:text-properties fo:font-variant="normal" fo:text-transform="none" fo:color="#222222" style:font-name="Liberation Serif" fo:font-size="14pt" fo:letter-spacing="normal" fo:font-style="normal" style:text-underline-style="none" fo:font-weight="normal" style:font-size-asian="14pt" style:font-size-complex="14pt"/>
    </style:style>
    <style:style style:name="T5" style:family="text">
      <style:text-properties fo:font-variant="normal" fo:text-transform="none" fo:color="#222222" style:font-name="Liberation Serif" fo:font-size="14pt" fo:letter-spacing="normal" fo:font-style="normal" style:text-underline-style="none" fo:font-weight="normal" officeooo:rsid="0021eec9" style:font-size-asian="14pt" style:font-size-complex="14pt"/>
    </style:style>
    <style:style style:name="T6" style:family="text">
      <style:text-properties fo:font-variant="normal" fo:text-transform="none" fo:color="#222222" style:font-name="Liberation Serif" fo:font-size="14pt" fo:letter-spacing="normal" fo:font-style="normal" style:text-underline-style="none" fo:font-weight="normal" officeooo:rsid="00202fe4" style:font-size-asian="14pt" style:font-size-complex="14pt"/>
    </style:style>
    <style:style style:name="T7" style:family="text">
      <style:text-properties fo:font-variant="normal" fo:text-transform="none" fo:color="#222222" style:font-name="Liberation Serif" fo:font-size="14pt" fo:letter-spacing="normal" fo:font-style="normal" style:text-underline-style="none" fo:font-weight="normal" officeooo:rsid="0023b470" style:font-size-asian="14pt" style:font-size-complex="14pt"/>
    </style:style>
    <style:style style:name="T8" style:family="text">
      <style:text-properties fo:font-variant="normal" fo:text-transform="none" fo:color="#222222" style:font-name="Liberation Serif" fo:font-size="14pt" fo:letter-spacing="normal" fo:font-style="normal" style:text-underline-style="none" fo:font-weight="normal" officeooo:rsid="00275950" style:font-size-asian="14pt" style:font-size-complex="14pt"/>
    </style:style>
    <style:style style:name="T9" style:family="text">
      <style:text-properties fo:font-variant="normal" fo:text-transform="none" fo:color="#222222" style:font-name="Liberation Serif" fo:font-size="14pt" fo:letter-spacing="normal" fo:font-style="normal" style:text-underline-style="none" fo:font-weight="normal" officeooo:rsid="00364f13" style:font-size-asian="14pt" style:font-size-complex="14pt"/>
    </style:style>
    <style:style style:name="T10" style:family="text">
      <style:text-properties fo:font-variant="normal" fo:text-transform="none" fo:color="#222222" style:font-name="Liberation Serif" fo:font-size="14pt" fo:letter-spacing="normal" fo:font-style="normal" style:text-underline-style="none" fo:font-weight="bold" style:font-size-asian="14pt" style:font-weight-asian="bold" style:font-size-complex="14pt" style:font-weight-complex="bold"/>
    </style:style>
    <style:style style:name="T11" style:family="text">
      <style:text-properties fo:font-variant="normal" fo:text-transform="none" fo:color="#222222" style:font-name="Liberation Serif" fo:font-size="14pt" fo:letter-spacing="normal" fo:font-style="normal" style:text-underline-style="none" fo:font-weight="bold" officeooo:rsid="0021eec9" style:font-size-asian="14pt" style:font-weight-asian="bold" style:font-size-complex="14pt" style:font-weight-complex="bold"/>
    </style:style>
    <style:style style:name="T12" style:family="text">
      <style:text-properties fo:font-variant="normal" fo:text-transform="none" fo:color="#222222" style:font-name="Liberation Serif" fo:letter-spacing="normal" fo:font-style="normal" style:text-underline-style="none" fo:font-weight="normal"/>
    </style:style>
    <style:style style:name="T13" style:family="text">
      <style:text-properties fo:font-variant="normal" fo:text-transform="none" fo:color="#222222" style:font-name="Liberation Serif" fo:letter-spacing="normal" fo:font-style="normal" style:text-underline-style="none" fo:font-weight="normal" officeooo:rsid="00364f13"/>
    </style:style>
    <style:style style:name="T14" style:family="text">
      <style:text-properties fo:font-variant="normal" fo:text-transform="none" fo:color="#000000" style:font-name="Liberation Serif" fo:font-size="14pt" fo:letter-spacing="normal" fo:font-style="normal" style:text-underline-style="none" fo:font-weight="normal" style:font-size-asian="14pt" style:font-size-complex="14pt"/>
    </style:style>
    <style:style style:name="T15" style:family="text">
      <style:text-properties fo:font-variant="normal" fo:text-transform="none" fo:color="#000000" style:font-name="Liberation Serif" fo:font-size="14pt" fo:letter-spacing="normal" fo:font-style="normal" style:text-underline-style="none" fo:font-weight="normal" officeooo:rsid="0021eec9" style:font-size-asian="14pt" style:font-size-complex="14pt"/>
    </style:style>
    <style:style style:name="T16" style:family="text">
      <style:text-properties fo:font-variant="normal" fo:text-transform="none" fo:color="#000000" style:font-name="Liberation Serif" fo:font-size="14pt" fo:letter-spacing="normal" fo:font-style="normal" style:text-underline-style="none" fo:font-weight="normal" officeooo:rsid="00202fe4" style:font-size-asian="14pt" style:font-size-complex="14pt"/>
    </style:style>
    <style:style style:name="T17" style:family="text">
      <style:text-properties fo:font-variant="normal" fo:text-transform="none" fo:color="#000000" style:font-name="Liberation Serif" fo:font-size="14pt" fo:letter-spacing="normal" fo:font-style="normal" style:text-underline-style="none" fo:font-weight="normal" officeooo:rsid="002ab09f" style:font-size-asian="14pt" style:font-size-complex="14pt"/>
    </style:style>
    <style:style style:name="T18" style:family="text">
      <style:text-properties fo:font-variant="normal" fo:text-transform="none" fo:color="#000000" style:font-name="Liberation Serif" fo:font-size="14pt" fo:letter-spacing="normal" fo:font-style="normal" style:text-underline-style="none" fo:font-weight="normal" officeooo:rsid="002ab09f" style:font-size-asian="14pt" style:font-size-complex="14pt" loext:padding-left="0in" loext:padding-right="0in" loext:padding-top="0in" loext:padding-bottom="0.0193in" loext:border-left="none" loext:border-right="none" loext:border-top="none" loext:border-bottom="0.06pt dotted #d9d9d9"/>
    </style:style>
    <style:style style:name="T19" style:family="text">
      <style:text-properties fo:font-variant="normal" fo:text-transform="none" fo:color="#000000" style:font-name="Liberation Serif" fo:font-size="14pt" fo:letter-spacing="normal" fo:font-style="normal" style:text-underline-style="none" fo:font-weight="normal" officeooo:rsid="00364f13" style:font-size-asian="14pt" style:font-size-complex="14pt" loext:padding-left="0in" loext:padding-right="0in" loext:padding-top="0in" loext:padding-bottom="0.0193in" loext:border-left="none" loext:border-right="none" loext:border-top="none" loext:border-bottom="0.06pt dotted #d9d9d9"/>
    </style:style>
    <style:style style:name="T20" style:family="text">
      <style:text-properties fo:font-variant="normal" fo:text-transform="none" fo:color="#000000" style:font-name="Liberation Serif" fo:font-size="14pt" fo:letter-spacing="normal" fo:font-style="normal" style:text-underline-style="none" fo:font-weight="normal" officeooo:rsid="00376142" style:font-size-asian="14pt" style:font-size-complex="14pt"/>
    </style:style>
    <style:style style:name="T21"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202fe4" style:text-blinking="false" fo:background-color="#ffffff" loext:char-shading-value="0" style:font-size-asian="14pt" style:font-size-complex="14pt"/>
    </style:style>
    <style:style style:name="T22" style:family="text">
      <style:text-properties fo:font-variant="normal" fo:text-transform="none" fo:color="#000000" fo:letter-spacing="normal" fo:font-style="normal" style:text-underline-style="none"/>
    </style:style>
    <style:style style:name="T23" style:family="text">
      <style:text-properties fo:font-variant="normal" fo:text-transform="none" fo:color="#000000" fo:letter-spacing="normal" fo:font-style="normal" style:text-underline-style="none" officeooo:rsid="002ab09f"/>
    </style:style>
    <style:style style:name="T24" style:family="text">
      <style:text-properties fo:font-variant="normal" fo:text-transform="none" fo:color="#000000" fo:letter-spacing="normal" fo:font-style="normal" style:text-underline-style="none" officeooo:rsid="002ab09f" loext:padding-left="0in" loext:padding-right="0in" loext:padding-top="0in" loext:padding-bottom="0.0193in" loext:border-left="none" loext:border-right="none" loext:border-top="none" loext:border-bottom="0.06pt dotted #d9d9d9"/>
    </style:style>
    <style:style style:name="T25" style:family="text">
      <style:text-properties fo:font-variant="normal" fo:text-transform="none" fo:color="#000000" fo:letter-spacing="normal" fo:font-style="normal" style:text-underline-style="none" officeooo:rsid="002ab09f" loext:padding="0in" loext:border="none"/>
    </style:style>
    <style:style style:name="T26" style:family="text">
      <style:text-properties fo:font-variant="normal" fo:text-transform="none" fo:color="#000000" fo:letter-spacing="normal" fo:font-style="normal" style:text-underline-style="none" officeooo:rsid="003bb2de" loext:padding-left="0in" loext:padding-right="0in" loext:padding-top="0in" loext:padding-bottom="0.0193in" loext:border-left="none" loext:border-right="none" loext:border-top="none" loext:border-bottom="0.06pt dotted #d9d9d9"/>
    </style:style>
    <style:style style:name="T27" style:family="text">
      <style:text-properties fo:font-variant="normal" fo:text-transform="none" fo:color="#000000" fo:letter-spacing="normal" fo:font-style="normal" style:text-underline-style="none" officeooo:rsid="003d02b7"/>
    </style:style>
    <style:style style:name="T28" style:family="text">
      <style:text-properties fo:font-variant="normal" fo:text-transform="none" fo:color="#000000" fo:letter-spacing="normal" fo:font-style="normal" style:text-underline-style="none" officeooo:rsid="003ead25"/>
    </style:style>
    <style:style style:name="T29" style:family="text">
      <style:text-properties fo:font-variant="normal" fo:text-transform="none" fo:color="#000000" style:font-name="Liberation Serif" fo:font-size="14pt" fo:letter-spacing="normal" fo:font-style="normal" style:font-size-asian="14pt" style:font-size-complex="14pt"/>
    </style:style>
    <style:style style:name="T30" style:family="text">
      <style:text-properties fo:font-variant="normal" fo:text-transform="none" fo:color="#000000" style:font-name="Liberation Serif" fo:font-size="14pt" fo:letter-spacing="normal" fo:font-style="normal" officeooo:rsid="00573b29" style:font-size-asian="14pt" style:font-size-complex="14pt"/>
    </style:style>
    <style:style style:name="T31"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32" style:family="text">
      <style:text-properties fo:font-variant="normal" fo:text-transform="none" fo:color="#000000" style:font-name="Liberation Serif" fo:font-size="14pt" fo:letter-spacing="normal" fo:font-style="normal" fo:font-weight="normal" officeooo:rsid="004b8454" style:font-size-asian="14pt" style:font-weight-asian="normal" style:font-size-complex="14pt" style:font-weight-complex="normal"/>
    </style:style>
    <style:style style:name="T33" style:family="text">
      <style:text-properties fo:font-variant="normal" fo:text-transform="none" fo:color="#000000" style:font-name="Liberation Serif" fo:font-size="14pt" fo:letter-spacing="normal" fo:font-style="normal" fo:font-weight="normal" officeooo:rsid="004d0b4f" style:font-size-asian="14pt" style:font-weight-asian="normal" style:font-size-complex="14pt" style:font-weight-complex="normal"/>
    </style:style>
    <style:style style:name="T34" style:family="text">
      <style:text-properties fo:font-variant="normal" fo:text-transform="none" fo:color="#000000" style:font-name="Liberation Serif" fo:font-size="14pt" fo:letter-spacing="normal" fo:font-style="normal" fo:font-weight="normal" officeooo:rsid="00506d5d" style:font-size-asian="14pt" style:font-weight-asian="normal" style:font-size-complex="14pt" style:font-weight-complex="normal"/>
    </style:style>
    <style:style style:name="T35" style:family="text">
      <style:text-properties fo:font-variant="normal" fo:text-transform="none" fo:color="#000000" style:font-name="Liberation Serif" fo:font-size="14pt" fo:letter-spacing="normal" fo:font-style="normal" fo:font-weight="normal" officeooo:rsid="0052c021" style:font-size-asian="14pt" style:font-weight-asian="normal" style:font-size-complex="14pt" style:font-weight-complex="normal"/>
    </style:style>
    <style:style style:name="T36" style:family="text">
      <style:text-properties fo:font-variant="normal" fo:text-transform="none" fo:color="#000000" style:font-name="Liberation Serif" fo:font-size="14pt" fo:letter-spacing="normal" fo:font-style="normal" fo:font-weight="normal" officeooo:rsid="00544986" style:font-size-asian="14pt" style:font-weight-asian="normal" style:font-size-complex="14pt" style:font-weight-complex="normal"/>
    </style:style>
    <style:style style:name="T37" style:family="text">
      <style:text-properties fo:font-variant="normal" fo:text-transform="none" fo:color="#000000" style:font-name="Liberation Serif" fo:font-size="14pt" fo:letter-spacing="normal" fo:font-style="normal" fo:font-weight="normal" officeooo:rsid="0054c24c" style:font-size-asian="14pt" style:font-weight-asian="normal" style:font-size-complex="14pt" style:font-weight-complex="normal"/>
    </style:style>
    <style:style style:name="T38" style:family="text">
      <style:text-properties fo:font-variant="normal" fo:text-transform="none" fo:color="#000000" style:font-name="Liberation Serif" fo:font-size="14pt" fo:letter-spacing="normal" fo:font-style="normal" fo:font-weight="normal" style:font-size-asian="12.25pt" style:font-weight-asian="normal" style:font-size-complex="14pt" style:font-weight-complex="normal"/>
    </style:style>
    <style:style style:name="T39" style:family="text">
      <style:text-properties fo:font-variant="normal" fo:text-transform="none" fo:color="#000000" style:font-name="Liberation Serif" fo:font-size="14pt" fo:letter-spacing="normal" fo:font-style="normal" fo:font-weight="normal" officeooo:rsid="001e3138" style:font-size-asian="12.25pt" style:font-weight-asian="normal" style:font-size-complex="14pt" style:font-weight-complex="normal"/>
    </style:style>
    <style:style style:name="T40" style:family="text">
      <style:text-properties fo:font-variant="normal" fo:text-transform="none" fo:color="#000000" style:font-name="Liberation Serif" fo:font-size="14pt" fo:letter-spacing="normal" fo:font-style="normal" fo:font-weight="normal" officeooo:rsid="00586b48" style:font-size-asian="12.25pt" style:font-weight-asian="normal" style:font-size-complex="14pt" style:font-weight-complex="normal"/>
    </style:style>
    <style:style style:name="T41" style:family="text">
      <style:text-properties fo:font-variant="normal" fo:text-transform="none" fo:color="#2f4f4f" style:font-name="Liberation Serif" fo:font-size="14pt" fo:letter-spacing="normal" style:text-underline-style="none" fo:font-weight="normal" style:font-size-asian="14pt" style:font-size-complex="14pt" loext:padding="0in" loext:border="none"/>
    </style:style>
    <style:style style:name="T42" style:family="text">
      <style:text-properties fo:font-variant="normal" fo:text-transform="none" fo:color="#2f4f4f" style:font-name="Liberation Serif" fo:font-size="14pt" fo:letter-spacing="normal" style:text-underline-style="none" fo:font-weight="normal" style:font-size-asian="14pt" style:font-size-complex="14pt" loext:padding-left="0in" loext:padding-right="0in" loext:padding-top="0in" loext:padding-bottom="0.0193in" loext:border-left="none" loext:border-right="none" loext:border-top="none" loext:border-bottom="0.06pt dotted #d9d9d9"/>
    </style:style>
    <style:style style:name="T43" style:family="text">
      <style:text-properties fo:font-variant="normal" fo:text-transform="none" fo:color="#2f4f4f" style:font-name="Liberation Serif" fo:font-size="14pt" fo:letter-spacing="normal" style:text-underline-style="none" fo:font-weight="normal" officeooo:rsid="0038394c" style:font-size-asian="14pt" style:font-size-complex="14pt" loext:padding="0in" loext:border="none"/>
    </style:style>
    <style:style style:name="T44" style:family="text">
      <style:text-properties fo:font-variant="normal" fo:text-transform="none" fo:color="#2f4f4f" style:font-name="Liberation Serif" fo:font-size="14pt" fo:letter-spacing="normal" style:text-underline-style="none" fo:font-weight="normal" officeooo:rsid="004703a4" style:font-size-asian="14pt" style:font-size-complex="14pt" loext:padding="0in" loext:border="none"/>
    </style:style>
    <style:style style:name="T45" style:family="text">
      <style:text-properties fo:font-variant="normal" fo:text-transform="none" fo:color="#2f4f4f" style:font-name="Liberation Serif" fo:font-size="14pt" fo:letter-spacing="normal" style:text-underline-style="none" fo:font-weight="normal" officeooo:rsid="004acdf5" style:font-size-asian="14pt" style:font-size-complex="14pt" loext:padding="0in" loext:border="none"/>
    </style:style>
    <style:style style:name="T46" style:family="text">
      <style:text-properties officeooo:rsid="002c6ef0"/>
    </style:style>
    <style:style style:name="T47" style:family="text">
      <style:text-properties officeooo:rsid="002d5864"/>
    </style:style>
    <style:style style:name="T48" style:family="text">
      <style:text-properties officeooo:rsid="0030a6d5"/>
    </style:style>
    <style:style style:name="T49" style:family="text">
      <style:text-properties officeooo:rsid="0030c1c4"/>
    </style:style>
    <style:style style:name="T50" style:family="text">
      <style:text-properties officeooo:rsid="0043971e"/>
    </style:style>
    <style:style style:name="T51" style:family="text">
      <style:text-properties officeooo:rsid="0045309c"/>
    </style:style>
    <style:style style:name="T52" style:family="text">
      <style:text-properties officeooo:rsid="004b25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боснование эффективности цифровых технологий в контроле уровня показателей качества здоровья.</text:p>
      <text:p text:style-name="P2">Актуальность:</text:p>
      <text:p text:style-name="P3">Мы живем в 21 веке. Времени, когда рабочему не обязательно стоять целый день у станка конвейера, чтобы производить продукцию. Времени, когда люди зарабатывают деньги, не выходя из дома. Времени, когда управление техникой выполняется путем нажатия кнопок на удаленном девайсе. Времени, когда для того, чтобы завести будильник на утро не надо даже брать его в руки. <text:span text:style-name="T1">Мы живем во время цифровых технологий.</text:span></text:p>
      <text:p text:style-name="P6">Вначале цифровые устройства были большими, тяжелыми и дорогими, в основном их использовали военные. Однако со временем они становились меньше, легче и (главное) дешевле. И теперь они повсюду! Они везде!</text:p>
      <text:p text:style-name="P6"/>
      <text:p text:style-name="P42"/>
      <text:p text:style-name="P5"><text:span text:style-name="T1"><text:s/></text:span><text:s/></text:p>
      <text:p text:style-name="P2">Введение:</text:p>
      <text:p text:style-name="P4">Для начала введем некоторые определения:</text:p>
      <text:p text:style-name="P6"><text:span text:style-name="T3">Эффективность</text:span> — <text:span text:style-name="T2">соотношение между достигнутым результатом и использованными ресурсами.</text:span></text:p>
      <text:p text:style-name="P8"><text:span text:style-name="T11">Цифровые технологии</text:span><text:span text:style-name="T5"> — </text:span><text:span text:style-name="T15">технологии </text:span><text:span text:style-name="T16">основан</text:span><text:span text:style-name="T15">н</text:span><text:span text:style-name="T16">ы</text:span><text:span text:style-name="T15">е</text:span><text:span text:style-name="T16"> на представлении </text:span><text:span text:style-name="T21">сигналов дискретными </text:span><text:span text:style-name="T16">полосами </text:span><text:span text:style-name="T21">аналоговых уровней</text:span><text:span text:style-name="T6">, а не в виде непрерывного спектра. Все уровни в пределах полосы представляют собой одинаковое состояние сигнала.</text:span></text:p>
      <text:p text:style-name="P10"><text:span text:style-name="T6">О</text:span><text:span text:style-name="T4">днако в повседневной речи, под </text:span><text:span text:style-name="T7">словом</text:span><text:span text:style-name="T4"> «</text:span><text:span text:style-name="T10">цифровые технологии</text:span><text:span text:style-name="T4">» подразумева</text:span><text:span text:style-name="T7">е</text:span><text:span text:style-name="T4">тся </text:span><text:span text:style-name="T7">немного другой термин.</text:span></text:p>
      <text:p text:style-name="P11"><text:span text:style-name="T10">Цифровые технологии</text:span><text:span text:style-name="T4"> — это </text:span><text:span text:style-name="T8">электронная вычислительная техника, используемая человеком, для выполнения повседневных задач.</text:span></text:p>
      <text:p text:style-name="P12"><text:span text:style-name="T10">Контроль</text:span><text:span text:style-name="T4"> — проверка, а так же наблюдение с целью проверки.</text:span></text:p>
      <text:p text:style-name="P13"/>
      <text:p text:style-name="P14">Данные определения очень важны для понимания дальнейшей работы.</text:p>
      <text:p text:style-name="P14">В данный момент на рынке представлено много медицинских приборов, обеспечивающих контроль показателей уровня здоровья. Среди них есть как медицинские, так и просто модные, обладающие неким медицинским функционалом. Рассмотрим <text:span text:style-name="T51">в чем заключается их эффективность</text:span> подробнее в основной части. <text:s/></text:p>
      <text:p text:style-name="P14"/>
      <text:p text:style-name="P43"/>
      <text:p text:style-name="P18">Основная часть</text:p>
      <text:p text:style-name="P15">В основном, цифровые технологии в медицине используются для мониторинга уровня показателей здоровья, либо для оказания управляющего воздействия, направленного на <text:s/>приведение этого уровня в норму.</text:p>
      <text:p text:style-name="P15">К первой группе приборов относятся такие приборы, как различные фитнесс-браслеты, мониторы сердечного ритма, некоторые новые виды глюкометров <text:span text:style-name="T46">и т. д. На инженерном языке можно считать приборы этой группы сенсорами. Они получают информацию, подвергают ее первичной обработке и передают <text:s/>на вычислительное устройство (в данном случае, человеку). </text:span></text:p>
      <text:p text:style-name="P16">К <text:span text:style-name="T48">приборам</text:span> второй групп<text:span text:style-name="T48">ы</text:span> относятся такие устройства, как инсулиновая помпа, кардиостимулятор и тому подобные. Приборы этой группы, можно условно назвать актуаторами. Они получают задание (Например, поддерживать определенный уровень показателя или выдать разовое определенное управляющее воздействие) <text:span text:style-name="T47">и оказывают воздействие на окружающий мир (в данном случае человека).</text:span></text:p>
      <text:p text:style-name="P17">Объединение двух приборов из первой и второй группы позволит создать простую автоматизированную систему. Она будет производить мониторинг показателя здоровья, выдавать определенные подсказки пользователю (человеку) и рекомендовать необходимое управляющее воздействие. </text:p>
      <text:p text:style-name="P17">А при нахождении стабильного алгоритма, данную автоматизированную систему можно будет привести к автоматической системе. <text:s/>Хотя на первый взгляд кажется, что для большинства задач будет достаточно обыкновенного ПИД-регулятора, искомый алгоритм не будет столь тривиальным. Ибо он обязан стабильно обрабатывать всевозможные ошибки (например, вызванные изменением климата — переездом человека в другой климатический пояс или стрессом на работе) сохраняя уровень показателя здоровья в пределах допустимой нормы. <text:span text:style-name="T49">Также поиск алгоритма осложнен повышенной ответственностью за жизнь и здоровье человека, на котором будут проводиться подобные исследования. </text:span></text:p>
      <text:p text:style-name="P25">Но, сейчас активно развиваются такие направления, как обработка больших объемов данных и нейросети. Возможно именно эти области позволят найти оптимальный искомый алгоритм. А найти его — очень заманчивое предложение, ведь его нахождение будет означать технократическую победу над болезнью, для которой был найден этот алгоритм. </text:p>
      <text:p text:style-name="P26">Однако пока построение подобной автоматической системы для большинства болезней является невыполнимой задачей, в отличие от автоматизированной.</text:p>
      <text:p text:style-name="P26"/>
      <text:p text:style-name="P44"/>
      <text:p text:style-name="P7"><text:span text:style-name="T12">Какие преимущества дает использование </text:span><text:span text:style-name="T13">цифровых сенсоров показателей уровня здоровья уже сегодня? Рассмотрим это на примере пульсометра. </text:span></text:p>
      <text:p text:style-name="P9"><text:span text:style-name="T9">Пульс - </text:span><text:span text:style-name="T18">колебания</text:span><text:span text:style-name="T17"> </text:span><text:span text:style-name="T18">стенки</text:span><text:span text:style-name="T17"> </text:span><text:span text:style-name="T18">сосудов</text:span><text:span text:style-name="T17">, </text:span><text:span text:style-name="T18">обусловленные</text:span><text:span text:style-name="T17"> </text:span><text:span text:style-name="T18">сокращением</text:span><text:span text:style-name="T17"> </text:span><text:span text:style-name="T18">сердца</text:span><text:span text:style-name="T17">. </text:span><text:span text:style-name="T18">Артериальный</text:span><text:span text:style-name="T17"> </text:span><text:span text:style-name="T18">пульс</text:span><text:span text:style-name="T17"> </text:span><text:span text:style-name="T18">формируется</text:span><text:span text:style-name="T17"> </text:span><text:span text:style-name="T18">за</text:span><text:span text:style-name="T17"> </text:span><text:span text:style-name="T18">сч</text:span><text:span text:style-name="T19">е</text:span><text:span text:style-name="T18">т колебания</text:span><text:span text:style-name="T17"> </text:span><text:span text:style-name="T18">кровяного</text:span><text:span text:style-name="T17"> </text:span><text:span text:style-name="T18">давления</text:span><text:span text:style-name="T17"> </text:span><text:span text:style-name="T18">и</text:span><text:span text:style-name="T17"> </text:span><text:span text:style-name="T18">кровенаполнения</text:span><text:span text:style-name="T17"> </text:span><text:span text:style-name="T18">в</text:span><text:span text:style-name="T17"> </text:span><text:span text:style-name="T18">артерии</text:span><text:span text:style-name="T17"> </text:span><text:span text:style-name="T18">в</text:span><text:span text:style-name="T17"> </text:span><text:span text:style-name="T18">течение</text:span><text:span text:style-name="T17"> </text:span><text:span text:style-name="T18">сердечного</text:span><text:span text:style-name="T17"> </text:span><text:span text:style-name="T18">цикла</text:span><text:span text:style-name="T17">. </text:span><text:span text:style-name="T18">В</text:span><text:span text:style-name="T17"> </text:span><text:span text:style-name="T18">норме</text:span><text:span text:style-name="T17"> </text:span><text:span text:style-name="T18">частотапульса</text:span><text:span text:style-name="T17"> </text:span><text:span text:style-name="T18">составляет</text:span><text:span text:style-name="T17"> </text:span><text:span text:style-name="T18">60</text:span><text:span text:style-name="T17">—</text:span><text:span text:style-name="T18">80</text:span><text:span text:style-name="T17"> </text:span><text:span text:style-name="T18">ударов</text:span><text:span text:style-name="T17"> </text:span><text:span text:style-name="T18">в</text:span><text:span text:style-name="T17"> </text:span><text:span text:style-name="T18">минуту</text:span><text:span text:style-name="T17">. </text:span><text:span text:style-name="T18">Чаще</text:span><text:span text:style-name="T17"> </text:span><text:span text:style-name="T18">всего</text:span><text:span text:style-name="T17"> </text:span><text:span text:style-name="T18">частоту</text:span><text:span text:style-name="T17"> </text:span><text:span text:style-name="T18">пульса</text:span><text:span text:style-name="T17"> </text:span><text:span text:style-name="T18">определяют</text:span><text:span text:style-name="T17"> </text:span><text:span text:style-name="T18">на</text:span><text:span text:style-name="T17"> </text:span><text:span text:style-name="T18">лучевой</text:span><text:span text:style-name="T17"> </text:span><text:span text:style-name="T18">артерии</text:span><text:span text:style-name="T17">, </text:span><text:span text:style-name="T18">на</text:span><text:span text:style-name="T17"> </text:span><text:span text:style-name="T18">1</text:span><text:span text:style-name="T17">—</text:span><text:span text:style-name="T18">2</text:span><text:span text:style-name="T17"> </text:span><text:span text:style-name="T18">см</text:span><text:span text:style-name="T17"> </text:span><text:span text:style-name="T18">выше</text:span><text:span text:style-name="T17"> </text:span><text:span text:style-name="T18">лучезапястного</text:span><text:span text:style-name="T17"> </text:span><text:span text:style-name="T18">сустава</text:span><text:span text:style-name="T17">. </text:span><text:span text:style-name="T18">В</text:span><text:span text:style-name="T17"> </text:span><text:span text:style-name="T18">этом</text:span><text:span text:style-name="T17"> </text:span><text:span text:style-name="T18">месте</text:span><text:span text:style-name="T17"> </text:span><text:span text:style-name="T18">артерия</text:span><text:span text:style-name="T17"> </text:span><text:span text:style-name="T18">лежит</text:span><text:span text:style-name="T17"> </text:span><text:span text:style-name="T18">поверхностно</text:span><text:span text:style-name="T17"> </text:span><text:span text:style-name="T18">и</text:span><text:span text:style-name="T17"> </text:span><text:span text:style-name="T18">может</text:span><text:span text:style-name="T17"> </text:span><text:span text:style-name="T18">быть</text:span><text:span text:style-name="T17"> </text:span><text:span text:style-name="T18">легко</text:span><text:span text:style-name="T17"> </text:span><text:span text:style-name="T18">прижата</text:span><text:span text:style-name="T17"> </text:span><text:span text:style-name="T18">к кости</text:span><text:span text:style-name="T17">. </text:span><text:span text:style-name="T18">На</text:span><text:span text:style-name="T17"> </text:span><text:span text:style-name="T18">артерию</text:span><text:span text:style-name="T17"> </text:span><text:span text:style-name="T18">кладут</text:span><text:span text:style-name="T17"> </text:span><text:span text:style-name="T18">указательный</text:span><text:span text:style-name="T17">, </text:span><text:span text:style-name="T18">средний</text:span><text:span text:style-name="T17"> </text:span><text:span text:style-name="T18">и</text:span><text:span text:style-name="T17"> </text:span><text:span text:style-name="T18">безымянный</text:span><text:span text:style-name="T17"> </text:span><text:span text:style-name="T18">пальцы</text:span><text:span text:style-name="T17"> </text:span><text:span text:style-name="T18">и</text:span><text:span text:style-name="T17"> </text:span><text:span text:style-name="T18">сдавливают</text:span><text:span text:style-name="T17"> </text:span><text:span text:style-name="T18">её</text:span><text:span text:style-name="T17"> </text:span><text:span text:style-name="T18">с</text:span><text:span text:style-name="T17"> </text:span><text:span text:style-name="T18">различной</text:span><text:span text:style-name="T17"> </text:span><text:span text:style-name="T18">силой до</text:span><text:span text:style-name="T17"> </text:span><text:span text:style-name="T18">полного</text:span><text:span text:style-name="T17"> </text:span><text:span text:style-name="T18">прекращения</text:span><text:span text:style-name="T17"> </text:span><text:span text:style-name="T18">кровотока</text:span><text:span text:style-name="T17">, </text:span><text:span text:style-name="T18">затем</text:span><text:span text:style-name="T17"> </text:span><text:span text:style-name="T18">давление</text:span><text:span text:style-name="T17"> </text:span><text:span text:style-name="T18">ослабляют</text:span><text:span text:style-name="T17"> </text:span><text:span text:style-name="T18">и</text:span><text:span text:style-name="T17"> </text:span><text:span text:style-name="T18">оценивают</text:span><text:span text:style-name="T17"> </text:span><text:span text:style-name="T18">основные</text:span><text:span text:style-name="T17"> </text:span><text:span text:style-name="T18">свойства</text:span><text:span text:style-name="T17"> </text:span><text:span text:style-name="T18">пульса</text:span><text:span text:style-name="T17"> – </text:span><text:span text:style-name="T18">частоту</text:span><text:span text:style-name="T17">, </text:span><text:span text:style-name="T18">ритм</text:span><text:span text:style-name="T17">, </text:span><text:span text:style-name="T18">напряжение</text:span><text:span text:style-name="T17"> </text:span><text:span text:style-name="T18">и</text:span><text:span text:style-name="T17"> </text:span><text:span text:style-name="T18">наполнение</text:span><text:span text:style-name="T17">. </text:span><text:span text:style-name="T18">Частоту</text:span><text:span text:style-name="T17"> </text:span><text:span text:style-name="T18">подсчитывают</text:span><text:span text:style-name="T17"> </text:span><text:span text:style-name="T18">за</text:span><text:span text:style-name="T17"> </text:span><text:span text:style-name="T18">30</text:span><text:span text:style-name="T17"> </text:span><text:span text:style-name="T18">с</text:span><text:span text:style-name="T17"> </text:span><text:span text:style-name="T18">и</text:span><text:span text:style-name="T17"> </text:span><text:span text:style-name="T18">умножают</text:span><text:span text:style-name="T17"> </text:span><text:span text:style-name="T18">число</text:span><text:span text:style-name="T17"> </text:span><text:span text:style-name="T18">ударов</text:span><text:span text:style-name="T17"> </text:span><text:span text:style-name="T18">на</text:span><text:span text:style-name="T17"> </text:span><text:span text:style-name="T18">два</text:span><text:span text:style-name="T17">. </text:span><text:span text:style-name="T18">Ритм</text:span><text:span text:style-name="T17"> </text:span><text:span text:style-name="T18">оценивают</text:span><text:span text:style-name="T17"> </text:span><text:span text:style-name="T18">по</text:span><text:span text:style-name="T17"> </text:span><text:span text:style-name="T18">интервалам</text:span><text:span text:style-name="T17"> </text:span><text:span text:style-name="T18">между</text:span><text:span text:style-name="T17"> </text:span><text:span text:style-name="T18">ударами</text:span><text:span text:style-name="T17">, </text:span><text:span text:style-name="T18">напряжение</text:span><text:span text:style-name="T17"> – </text:span><text:span text:style-name="T18">по</text:span><text:span text:style-name="T17"> </text:span><text:span text:style-name="T18">сопротивлению</text:span><text:span text:style-name="T17"> </text:span><text:span text:style-name="T18">артерии</text:span><text:span text:style-name="T17"> </text:span><text:span text:style-name="T18">сдавливанию</text:span><text:span text:style-name="T17">. </text:span><text:span text:style-name="T18">Частота</text:span><text:span text:style-name="T17"> </text:span><text:span text:style-name="T18">пульса</text:span><text:span text:style-name="T17"> </text:span><text:span text:style-name="T18">меняется</text:span><text:span text:style-name="T17"> </text:span><text:span text:style-name="T18">при</text:span><text:span text:style-name="T17"> </text:span><text:span text:style-name="T18">высокой</text:span><text:span text:style-name="T17"> </text:span><text:span text:style-name="T18">температуре</text:span><text:span text:style-name="T17">, </text:span><text:span text:style-name="T18">заболеваниях</text:span><text:span text:style-name="T17"> </text:span><text:span text:style-name="T18">сердца</text:span><text:span text:style-name="T17"> </text:span><text:span text:style-name="T18">и</text:span><text:span text:style-name="T17"> </text:span><text:span text:style-name="T18">щитовидной</text:span><text:span text:style-name="T17"> </text:span><text:span text:style-name="T18">железы</text:span><text:span text:style-name="T17">, </text:span><text:span text:style-name="T18">физической нагрузке</text:span><text:span text:style-name="T17">, </text:span><text:span text:style-name="T18">волнении</text:span><text:span text:style-name="T17">. </text:span><text:span text:style-name="T18">При</text:span><text:span text:style-name="T17"> </text:span><text:span text:style-name="T18">высоком</text:span><text:span text:style-name="T17"> </text:span><text:span text:style-name="T18">артериальном</text:span><text:span text:style-name="T17"> </text:span><text:span text:style-name="T18">давлении</text:span><text:span text:style-name="T17"> </text:span><text:span text:style-name="T18">пульс</text:span><text:span text:style-name="T17"> </text:span><text:span text:style-name="T18">наполненный</text:span><text:span text:style-name="T17">, </text:span><text:span text:style-name="T18">напряжённый</text:span><text:span text:style-name="T17">, </text:span><text:span text:style-name="T18">при</text:span><text:span text:style-name="T17"> </text:span><text:span text:style-name="T18">низком</text:span><text:span text:style-name="T17"> – </text:span><text:span text:style-name="T18">слабого</text:span><text:span text:style-name="T17"> </text:span><text:span text:style-name="T18">наполнения</text:span><text:span text:style-name="T17">, </text:span><text:span text:style-name="T18">нитевидный</text:span><text:span text:style-name="T17">.</text:span></text:p>
      <text:p text:style-name="P24"><text:span text:style-name="T17">Д</text:span><text:span text:style-name="T14">ля измерения пульса можно пользоваться традиционными методами или использовать тонометр, однако каждое подобное измерение:</text:span></text:p>
      <text:list xml:id="list8753150879854264561" text:style-name="L1">
        <text:list-item>
          <text:p text:style-name="P46">занимает много времени;</text:p>
        </text:list-item>
        <text:list-item>
          <text:p text:style-name="P46">измерение не удобно проводить в местах скопления людей;</text:p>
        </text:list-item>
        <text:list-item>
          <text:p text:style-name="P46">для проведения измерения необходимо отвлечься от остальных дел.</text:p>
        </text:list-item>
      </text:list>
      <text:p text:style-name="P47">Помимо того, в случае, если необходимо не разовое значение пульса, а его изменение в динамике, то измерения нужно где-то хранить и обрабатывать в последствие.</text:p>
      <text:p text:style-name="P19"><text:span text:style-name="T24">П</text:span><text:span text:style-name="T26">омочь автоматизировать эту задачу способен пульсометр. </text:span><text:span text:style-name="T24">Пульсометр</text:span><text:span text:style-name="T23">, </text:span><text:span text:style-name="T24">или</text:span><text:span text:style-name="T23"> </text:span><text:span text:style-name="T24">монитор</text:span><text:span text:style-name="T25"> </text:span><text:span text:style-name="T24">сердечного</text:span><text:span text:style-name="T25"> </text:span><text:span text:style-name="T24">ритма</text:span><text:span text:style-name="T23"> — </text:span><text:span text:style-name="T24">устройство</text:span><text:span text:style-name="T23"> </text:span><text:span text:style-name="T24">персонального</text:span><text:span text:style-name="T23"> </text:span><text:span text:style-name="T24">мониторинга</text:span><text:span text:style-name="T23"> </text:span><text:span text:style-name="T24">частоты сокращений</text:span><text:span text:style-name="T23"> </text:span><text:span text:style-name="T24">сердца</text:span><text:span text:style-name="T23"> </text:span><text:span text:style-name="T24">в</text:span><text:span text:style-name="T23"> </text:span><text:span text:style-name="T24">реальном</text:span><text:span text:style-name="T23"> </text:span><text:span text:style-name="T24">времени</text:span><text:span text:style-name="T23"> </text:span><text:span text:style-name="T24">или</text:span><text:span text:style-name="T23"> </text:span><text:span text:style-name="T24">записи</text:span><text:span text:style-name="T23"> </text:span><text:span text:style-name="T24">его</text:span><text:span text:style-name="T23"> </text:span><text:span text:style-name="T24">для</text:span><text:span text:style-name="T23"> </text:span><text:span text:style-name="T24">последующего</text:span><text:span text:style-name="T23"> </text:span><text:span text:style-name="T24">исследования</text:span><text:span text:style-name="T23">. </text:span></text:p>
      <text:p text:style-name="P20"><text:span text:style-name="T23">П</text:span><text:span text:style-name="T22">реимущества, которые предоставляет пульсометр в сравнение с традиционными способами измерения пульса:</text:span></text:p>
      <text:p text:style-name="P28"/>
      <text:p text:style-name="P35">1. Это стильно</text:p>
      <text:p text:style-name="P28">Начнем с того, что Вам не нужно будет искать место, где Вы сможете уединиться, чтобы померить давление. Пульсометр присутствует в таких продуктах как Apple Watch, Sumsung Gear, Huawei Watch, браслеты OneTrack и так далее. Над каждым из них трудились дизайнеры, чтобы пользователь выглядел максимально стильно и статусно.</text:p>
      <text:p text:style-name="P28"/>
      <text:p text:style-name="P22"><text:span text:style-name="T22">2. </text:span><text:span text:style-name="T27">Измерения больше не требуют внимания</text:span></text:p>
      <text:p text:style-name="P29"><text:soft-page-break/>Современный пульсометр не нуждается в контроле. Он автоматически произведет измерение пульса, вне зависимости от того, чем Вы занимаетесь.</text:p>
      <text:p text:style-name="P29"/>
      <text:p text:style-name="P36">3. Ничего не надо запоминать</text:p>
      <text:p text:style-name="P29">Пульсометр запомнит измеренный пульс и когда будет нужно покажет результат.</text:p>
      <text:p text:style-name="P29"/>
      <text:p text:style-name="P36">4. Больше — лучше</text:p>
      <text:p text:style-name="P21"><text:span text:style-name="T22">Современный пульсометр будет производить измерение пульса с частотой выше, нежели человек. Следовательно, он накопит больше результатов измерения, а большее количество информации ведет к повышению качества ее обработки. </text:span><text:span text:style-name="T28">Обладая только одной точкой можно судить исключительно об абсолютной величине показателя. Две точки позволяют прикинуть его производную. А с помощью трех точек уже можно оценивать вторую производную характеристики. </text:span></text:p>
      <text:p text:style-name="P40"><text:span text:style-name="T28">В </text:span><text:span text:style-name="T22">теории автоматического управления, величина, описывающая частоту снятия показателей, называется «квантование». Чем выше квантование, тем с большей точностью возможно контролирование процесса. </text:span></text:p>
      <text:p text:style-name="P30"/>
      <text:p text:style-name="P23"><text:span text:style-name="T23">5. </text:span><text:span text:style-name="T22">Не надо жить по расписанию</text:span></text:p>
      <text:p text:style-name="P21"><text:span text:style-name="T22">Вам не надо будет заводить будильник, чтобы не забыть об очередном измерении пульса </text:span><text:span text:style-name="T28">в определенное время</text:span><text:span text:style-name="T22">. Об этом позаботится пульсометр. </text:span></text:p>
      <text:p text:style-name="P21"><text:span text:style-name="T22"/></text:p>
      <text:p text:style-name="P37">6. Обработка</text:p>
      <text:p text:style-name="P31">Современный пульсометр выведет всю первичную информацию в виде удобном для обработки. Программные продукты, поставляемые как правило вместе с пульсометром, произведут обработку этой информации и выведут ее в красивом, удобном для восприятия виде.</text:p>
      <text:p text:style-name="P31"/>
      <text:p text:style-name="P38">7. Это дешево</text:p>
      <text:p text:style-name="P32">Конечно существуют и дорогостоящие модели, но в большинстве случаев фитнесс-браслет с поддержкой рассматриваемого функционала будет стоить соразмерно двум-трем обедам в университетской столовой, что делает его доступным для всех граждан. </text:p>
      <text:p text:style-name="P32"/>
      <text:p text:style-name="P33">Суммируя все вышеперечисленные плюсы, стоит отметить, что у рассматриваемых приборов практически отсутствуют какие-либо недостатки. <text:span text:style-name="T50">В основном, они проявляются исключительно в сравнении с другими моделями, а не с традиционным способом измерения давления и заключаются в, например, отсутствие GPS, отсутствие влагозащиты или отсутствие мотивирующих картинок. Данные факторы — приятная составляющая, но скорее всего, это бонусы, нежели основные функции.</text:span></text:p>
      <text:p text:style-name="P45">Теперь давайте рассмотрим преимущества, которые предоставляют приборы второй группы, условно названной актуаторами. Будем рассматривать это на примере инсулиновой помпы.</text:p>
      <text:p text:style-name="P53">Инсулиновая помпа — это небольшое электронное устройство, которое вводит инсулин по заранее запрограммированным индивидуальным настройкам.</text:p>
      <text:p text:style-name="P54">Инсулиновая помпа рекомендована пациентам с 1 и 2 типом диабета, находящимся на инсулинотерапии. <text:span text:style-name="T52">Она</text:span> помпа позволяет имитировать работу поджелудочной железы у здорового человека. В отличие от метода многократных ежедневных инъекций, в помпе используется только один инсулин - короткого или ультракороткого действия. Постоянная подкожная инфузия инсулина (ППИИ) позволяет исключить необходимость выполнения частых инъекций — быстродействующий инсулин вводится в точных дозах в круглосуточном режиме, точно обеспечивая потребности организма.</text:p>
      <text:p text:style-name="P55">Помповая инсулинотерапия имеет множество преимуществ перед терапией с помощью многократных ежедневных инъекций, включая:</text:p>
      <text:list xml:id="list6181508264612997355" text:style-name="L4">
        <text:list-item>
          <text:p text:style-name="P62"><text:span text:style-name="Strong_20_Emphasis"><text:span text:style-name="T31">Лучший контроль уровня HbA1c</text:span></text:span></text:p>
        </text:list-item>
        <text:list-item>
          <text:p text:style-name="P62"><text:span text:style-name="Strong_20_Emphasis"><text:span text:style-name="T31">Сокращение количества эпизодов гипогликемии</text:span></text:span></text:p>
        </text:list-item>
        <text:list-item>
          <text:p text:style-name="P62"><text:span text:style-name="Strong_20_Emphasis"><text:span text:style-name="T31">Снижение вариабельности гликемии</text:span></text:span></text:p>
        </text:list-item>
      </text:list>
      <text:p text:style-name="P59"><text:span text:style-name="Strong_20_Emphasis"><text:span text:style-name="T32">Такой результат достигается благодаря повышенному, в сравнении с традиционным методом введения инсулина, квантованию. </text:span></text:span><text:span text:style-name="Strong_20_Emphasis"><text:span text:style-name="T33">В традиционном методе инсулин вводится большими порциями 3-5 раз в день. В то время, как современная помпа позволяет добиться частоты болюса инсулина раз в 10 минут. Соответственно, пользователь может подстраивать болюс под различные суточные, недельные и месячные циклы, не беспокоясь в последствие об их </text:span></text:span><text:span text:style-name="Strong_20_Emphasis"><text:span text:style-name="T34">реализации</text:span></text:span><text:span text:style-name="Strong_20_Emphasis"><text:span text:style-name="T33">.</text:span></text:span></text:p>
      <text:p text:style-name="P60"><text:span text:style-name="T31">Помпа позволяет использовать индивидуальные настройки введения инсулина, адаптированные под образ жизни и потребности каждого пациента. Помповая инсулинотерапия обеспечивает лучший контроль над диабетом, а также дарит свободу и комфорт.</text:span></text:p>
      <text:p text:style-name="P56"><text:span text:style-name="T31">Однако инсулиновая помпа имеет и свои недостатки, главным из которых является ее высокая стоимость. Так как актуатор оказывает управляющее воздействие непосредственно на человека, </text:span><text:span text:style-name="T35">то его производители </text:span><text:soft-page-break/><text:span text:style-name="T35">несут более высокую ответственность, а, следовательно</text:span><text:span text:style-name="T31">, к нему предъявляются более высокие требования надежности, нежели к сенсору. Поэтому стоимость подобных приборов-</text:span><text:span text:style-name="T36">актуаторов</text:span><text:span text:style-name="T31"> на несколько порядков выше, чем стоимость </text:span><text:span text:style-name="T37">приборов-</text:span><text:span text:style-name="T31">сенсоров.</text:span></text:p>
      <text:p text:style-name="P56"><text:span text:style-name="T31"/></text:p>
      <text:p text:style-name="P61"><text:span text:style-name="T29">Вывод</text:span></text:p>
      <text:p text:style-name="P57"><text:span text:style-name="T29">Таким образом, применение цифровых технологий в контроле уровней показателей качества здоровья </text:span><text:span text:style-name="T30">позволяет добиться лучших характеристик из теории автоматического управления для контроля процесса, в сравнении с традиционными методами контроля.</text:span></text:p>
      <text:p text:style-name="P58"><text:span text:style-name="T39">Т</text:span><text:span text:style-name="T38">акже, применение цифровых технологий позволяет перейти от ручной системы управления (традиционной) к автоматизированной. </text:span></text:p>
      <text:p text:style-name="P58"><text:span text:style-name="T38">Дальнейшие разработки в области применения цифровых технологий в контроле уровней показателей качества здоровья <text:s/>являются очень важными и в перспективе ведут к </text:span><text:span text:style-name="T40">появлению автоматических систем контроля - </text:span><text:span text:style-name="T38">технократической победе над болезнями.</text:span></text:p>
      <text:p text:style-name="P52"><text:span text:style-name="T31"/></text:p>
      <text:p text:style-name="P51"><text:span text:style-name="T17">И</text:span><text:span text:style-name="T20">спользуемая литература:</text:span></text:p>
      <text:list xml:id="list7164692139323872686" text:style-name="L2">
        <text:list-item>
          <text:p text:style-name="P48"><text:span text:style-name="Emphasis"><text:span text:style-name="T41">«</text:span></text:span><text:span text:style-name="Emphasis"><text:span text:style-name="T42">Биология</text:span></text:span><text:span text:style-name="Emphasis"><text:span text:style-name="T41">. </text:span></text:span><text:span text:style-name="Emphasis"><text:span text:style-name="T42">Современная</text:span></text:span><text:span text:style-name="Emphasis"><text:span text:style-name="T41"> </text:span></text:span><text:span text:style-name="Emphasis"><text:span text:style-name="T42">иллюстрированная</text:span></text:span><text:span text:style-name="Emphasis"><text:span text:style-name="T41"> </text:span></text:span><text:span text:style-name="Emphasis"><text:span text:style-name="T42">энциклопедия</text:span></text:span><text:span text:style-name="Emphasis"><text:span text:style-name="T41">.» </text:span></text:span><text:span text:style-name="Emphasis"><text:span text:style-name="T42">Гл</text:span></text:span><text:span text:style-name="Emphasis"><text:span text:style-name="T41">. </text:span></text:span><text:span text:style-name="Emphasis"><text:span text:style-name="T42">ред</text:span></text:span><text:span text:style-name="Emphasis"><text:span text:style-name="T41">. </text:span></text:span><text:span text:style-name="Emphasis"><text:span text:style-name="T42">А</text:span></text:span><text:span text:style-name="Emphasis"><text:span text:style-name="T41">. </text:span></text:span><text:span text:style-name="Emphasis"><text:span text:style-name="T42">П</text:span></text:span><text:span text:style-name="Emphasis"><text:span text:style-name="T41">. </text:span></text:span><text:span text:style-name="Emphasis"><text:span text:style-name="T42">Горкин</text:span></text:span><text:span text:style-name="Emphasis"><text:span text:style-name="T41">; </text:span></text:span><text:span text:style-name="Emphasis"><text:span text:style-name="T42">М</text:span></text:span><text:span text:style-name="Emphasis"><text:span text:style-name="T41">.</text:span></text:span><text:span text:style-name="Emphasis"><text:span text:style-name="T42">:Росмэн</text:span></text:span><text:span text:style-name="Emphasis"><text:span text:style-name="T41">, </text:span></text:span><text:span text:style-name="Emphasis"><text:span text:style-name="T42">2006</text:span></text:span><text:span text:style-name="Emphasis"><text:span text:style-name="T41">.</text:span></text:span></text:p>
        </text:list-item>
        <text:list-item>
          <text:p text:style-name="P49"><text:a xlink:type="simple" xlink:href="https://ru.wikipedia.org/wiki/Пульсометр" text:style-name="Internet_20_link" text:visited-style-name="Visited_20_Internet_20_Link"><text:span text:style-name="Emphasis">https://ru.wikipedia.org/wiki/%D0%9F%D1%83%D0%BB%D1%8C%D1%81%D0%BE%D0%BC%D0%B5%D1%82%D1%80</text:span></text:a><text:span text:style-name="Emphasis"><text:span text:style-name="T43"> </text:span></text:span><text:span text:style-name="Emphasis"><text:span text:style-name="T45">от 09.12.2018</text:span></text:span></text:p>
        </text:list-item>
        <text:list-item>
          <text:p text:style-name="P49"><text:span text:style-name="Emphasis"><text:span text:style-name="T43">«</text:span></text:span><text:span text:style-name="Emphasis"><text:span text:style-name="T44">Теория автоматического управления» Ротач В.Я., Издательство МЭИ</text:span></text:span></text:p>
        </text:list-item>
        <text:list-item>
          <text:p text:style-name="P50"><text:a xlink:type="simple" xlink:href="https://www.medtronic-diabetes.ru/" text:style-name="Internet_20_link" text:visited-style-name="Visited_20_Internet_20_Link"><text:span text:style-name="Emphasis">https://www.medtronic-diabetes.ru</text:span></text:a><text:span text:style-name="Emphasis"><text:span text:style-name="T45"> от 10.12.2018</text:span></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ffra" svg:font-family="Effr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23:40:31.508420557</meta:creation-date>
    <meta:generator>LibreOffice/5.1.6.2$Linux_X86_64 LibreOffice_project/10m0$Build-2</meta:generator>
    <dc:date>2018-12-10T22:02:51.800417789</dc:date>
    <meta:editing-duration>PT3H8M30S</meta:editing-duration>
    <meta:editing-cycles>28</meta:editing-cycles>
    <meta:document-statistic meta:table-count="0" meta:image-count="0" meta:object-count="0" meta:page-count="9" meta:paragraph-count="66" meta:word-count="1437" meta:character-count="11457" meta:non-whitespace-character-count="10064"/>
  </office:meta>
</office:document-meta>
</file>